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58cm"/>
    </style:style>
    <style:style style:name="Table1.B" style:family="table-column">
      <style:table-column-properties style:column-width="4.844cm"/>
    </style:style>
    <style:style style:name="Table1.C" style:family="table-column">
      <style:table-column-properties style:column-width="4.498cm"/>
    </style:style>
    <style:style style:name="Table1.D" style:family="table-column">
      <style:table-column-properties style:column-width="4.31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358cm"/>
    </style:style>
    <style:style style:name="Table2.B" style:family="table-column">
      <style:table-column-properties style:column-width="4.844cm"/>
    </style:style>
    <style:style style:name="Table2.C" style:family="table-column">
      <style:table-column-properties style:column-width="4.498cm"/>
    </style:style>
    <style:style style:name="Table2.D" style:family="table-column">
      <style:table-column-properties style:column-width="4.313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officeooo:paragraph-rsid="002d612c" style:font-size-asian="2pt" style:font-size-complex="2pt"/>
    </style:style>
    <style:style style:name="P3" style:family="paragraph" style:parent-style-name="Table_20_Contents">
      <style:text-properties officeooo:rsid="001fc288" officeooo:paragraph-rsid="001fc288"/>
    </style:style>
    <style:style style:name="P4" style:family="paragraph" style:parent-style-name="Table_20_Contents">
      <style:text-properties officeooo:rsid="001fc288" officeooo:paragraph-rsid="002d612c"/>
    </style:style>
    <style:style style:name="P5" style:family="paragraph" style:parent-style-name="Table_20_Contents">
      <style:text-properties officeooo:paragraph-rsid="0023c637"/>
    </style:style>
    <style:style style:name="P6" style:family="paragraph" style:parent-style-name="Table_20_Contents">
      <style:text-properties officeooo:rsid="0023c637" officeooo:paragraph-rsid="0023c637"/>
    </style:style>
    <style:style style:name="P7" style:family="paragraph" style:parent-style-name="Table_20_Contents">
      <style:text-properties officeooo:rsid="0020a1f1" officeooo:paragraph-rsid="003324a3"/>
    </style:style>
    <style:style style:name="P8" style:family="paragraph" style:parent-style-name="Table_20_Contents">
      <style:paragraph-properties fo:text-align="start" style:justify-single-word="false"/>
      <style:text-properties officeooo:rsid="0020a1f1" officeooo:paragraph-rsid="003324a3"/>
    </style:style>
    <style:style style:name="P9" style:family="paragraph" style:parent-style-name="Table_20_Contents">
      <style:text-properties officeooo:rsid="0020a1f1" officeooo:paragraph-rsid="00406f8e"/>
    </style:style>
    <style:style style:name="P10" style:family="paragraph" style:parent-style-name="Table_20_Contents">
      <style:text-properties officeooo:paragraph-rsid="002d612c"/>
    </style:style>
    <style:style style:name="P11" style:family="paragraph" style:parent-style-name="Table_20_Contents">
      <style:text-properties officeooo:rsid="002d612c" officeooo:paragraph-rsid="002d612c"/>
    </style:style>
    <style:style style:name="P12" style:family="paragraph" style:parent-style-name="Table_20_Contents">
      <style:text-properties officeooo:paragraph-rsid="00222c5d"/>
    </style:style>
    <style:style style:name="P13" style:family="paragraph" style:parent-style-name="Table_20_Contents">
      <style:text-properties officeooo:rsid="002eec7d" officeooo:paragraph-rsid="002eec7d"/>
    </style:style>
    <style:style style:name="P14" style:family="paragraph" style:parent-style-name="Table_20_Contents">
      <style:text-properties officeooo:paragraph-rsid="002eec7d"/>
    </style:style>
    <style:style style:name="P15" style:family="paragraph" style:parent-style-name="Table_20_Contents">
      <style:text-properties officeooo:paragraph-rsid="0030371d"/>
    </style:style>
    <style:style style:name="P16" style:family="paragraph" style:parent-style-name="Table_20_Contents">
      <style:text-properties officeooo:paragraph-rsid="0031abda"/>
    </style:style>
    <style:style style:name="P17" style:family="paragraph" style:parent-style-name="Table_20_Contents">
      <style:paragraph-properties fo:text-align="start" style:justify-single-word="false"/>
      <style:text-properties officeooo:paragraph-rsid="0031abda"/>
    </style:style>
    <style:style style:name="P18" style:family="paragraph" style:parent-style-name="Table_20_Contents">
      <style:text-properties officeooo:paragraph-rsid="00338f02"/>
    </style:style>
    <style:style style:name="P19" style:family="paragraph" style:parent-style-name="Table_20_Contents">
      <style:text-properties officeooo:rsid="00387792" officeooo:paragraph-rsid="00387792"/>
    </style:style>
    <style:style style:name="P20" style:family="paragraph" style:parent-style-name="Table_20_Contents">
      <style:text-properties officeooo:paragraph-rsid="0038e293"/>
    </style:style>
    <style:style style:name="P21" style:family="paragraph" style:parent-style-name="Table_20_Contents">
      <style:text-properties officeooo:rsid="0038e293" officeooo:paragraph-rsid="0038e293"/>
    </style:style>
    <style:style style:name="P22" style:family="paragraph" style:parent-style-name="Table_20_Contents">
      <style:text-properties officeooo:rsid="003a95f1" officeooo:paragraph-rsid="003a95f1"/>
    </style:style>
    <style:style style:name="P23" style:family="paragraph" style:parent-style-name="Table_20_Contents">
      <style:text-properties officeooo:paragraph-rsid="003ba754"/>
    </style:style>
    <style:style style:name="P24" style:family="paragraph" style:parent-style-name="Table_20_Contents">
      <style:text-properties officeooo:paragraph-rsid="003f5853"/>
    </style:style>
    <style:style style:name="P25" style:family="paragraph" style:parent-style-name="Table_20_Contents">
      <style:text-properties officeooo:rsid="003f5853" officeooo:paragraph-rsid="003f5853"/>
    </style:style>
    <style:style style:name="P26" style:family="paragraph" style:parent-style-name="Table_20_Contents">
      <style:text-properties officeooo:rsid="004101ad" officeooo:paragraph-rsid="004101ad"/>
    </style:style>
    <style:style style:name="P27" style:family="paragraph" style:parent-style-name="Table_20_Contents">
      <style:text-properties officeooo:rsid="0042b548" officeooo:paragraph-rsid="0042b548"/>
    </style:style>
    <style:style style:name="P28" style:family="paragraph" style:parent-style-name="Table_20_Heading">
      <style:text-properties fo:font-weight="bold" officeooo:rsid="001fc288" officeooo:paragraph-rsid="001fc288" style:font-weight-asian="bold" style:font-weight-complex="bold"/>
    </style:style>
    <style:style style:name="P29" style:family="paragraph" style:parent-style-name="Table_20_Heading">
      <style:text-properties fo:font-weight="bold" officeooo:rsid="001fc288" officeooo:paragraph-rsid="002d612c" style:font-weight-asian="bold" style:font-weight-complex="bold"/>
    </style:style>
    <style:style style:name="P30" style:family="paragraph" style:parent-style-name="Table_20_Heading">
      <style:text-properties fo:font-weight="bold" officeooo:rsid="00352ede" officeooo:paragraph-rsid="00352ede" style:font-weight-asian="bold" style:font-weight-complex="bold"/>
    </style:style>
    <style:style style:name="P31" style:family="paragraph" style:parent-style-name="Table_20_Heading">
      <style:text-properties officeooo:rsid="002b72a3" officeooo:paragraph-rsid="002b72a3"/>
    </style:style>
    <style:style style:name="P32" style:family="paragraph" style:parent-style-name="Table_20_Heading">
      <style:text-properties officeooo:rsid="002b72a3" officeooo:paragraph-rsid="002d612c"/>
    </style:style>
    <style:style style:name="P33" style:family="paragraph" style:parent-style-name="Table_20_Heading">
      <style:text-properties officeooo:paragraph-rsid="002d612c"/>
    </style:style>
    <style:style style:name="P34" style:family="paragraph" style:parent-style-name="Standard">
      <style:text-properties officeooo:paragraph-rsid="002d612c"/>
    </style:style>
    <style:style style:name="P35" style:family="paragraph" style:parent-style-name="Standard">
      <style:text-properties officeooo:paragraph-rsid="003f5853"/>
    </style:style>
    <style:style style:name="P36" style:family="paragraph" style:parent-style-name="Table_20_Contents">
      <style:text-properties officeooo:rsid="0023c637" officeooo:paragraph-rsid="0030371d"/>
    </style:style>
    <style:style style:name="P37" style:family="paragraph" style:parent-style-name="Table_20_Contents">
      <style:text-properties officeooo:rsid="0031abda" officeooo:paragraph-rsid="0031abda"/>
    </style:style>
    <style:style style:name="P38" style:family="paragraph" style:parent-style-name="Table_20_Contents">
      <style:text-properties officeooo:rsid="0041921e" officeooo:paragraph-rsid="0041921e"/>
    </style:style>
    <style:style style:name="P39" style:family="paragraph" style:parent-style-name="Heading_20_3">
      <style:paragraph-properties fo:break-before="page"/>
    </style:style>
    <style:style style:name="T1" style:family="text">
      <style:text-properties officeooo:rsid="001fc288"/>
    </style:style>
    <style:style style:name="T2" style:family="text">
      <style:text-properties officeooo:rsid="00204f6a"/>
    </style:style>
    <style:style style:name="T3" style:family="text">
      <style:text-properties officeooo:rsid="00222c5d"/>
    </style:style>
    <style:style style:name="T4" style:family="text">
      <style:text-properties officeooo:rsid="0023c637"/>
    </style:style>
    <style:style style:name="T5" style:family="text">
      <style:text-properties officeooo:rsid="002d612c"/>
    </style:style>
    <style:style style:name="T6" style:family="text">
      <style:text-properties officeooo:rsid="002eec7d"/>
    </style:style>
    <style:style style:name="T7" style:family="text">
      <style:text-properties officeooo:rsid="002f1569"/>
    </style:style>
    <style:style style:name="T8" style:family="text">
      <style:text-properties officeooo:rsid="0030371d"/>
    </style:style>
    <style:style style:name="T9" style:family="text">
      <style:text-properties officeooo:rsid="0031abda"/>
    </style:style>
    <style:style style:name="T10" style:family="text">
      <style:text-properties officeooo:rsid="003324a3"/>
    </style:style>
    <style:style style:name="T11" style:family="text">
      <style:text-properties officeooo:rsid="0020a1f1"/>
    </style:style>
    <style:style style:name="T12" style:family="text">
      <style:text-properties officeooo:rsid="00338f02"/>
    </style:style>
    <style:style style:name="T13" style:family="text">
      <style:text-properties officeooo:rsid="0036d635"/>
    </style:style>
    <style:style style:name="T14" style:family="text">
      <style:text-properties officeooo:rsid="00387792"/>
    </style:style>
    <style:style style:name="T15" style:family="text">
      <style:text-properties officeooo:rsid="0038e293"/>
    </style:style>
    <style:style style:name="T16" style:family="text">
      <style:text-properties officeooo:rsid="003ba754"/>
    </style:style>
    <style:style style:name="T17" style:family="text">
      <style:text-properties officeooo:rsid="003c0eb4"/>
    </style:style>
    <style:style style:name="T18" style:family="text">
      <style:text-properties officeooo:rsid="003d20c1"/>
    </style:style>
    <style:style style:name="T19" style:family="text">
      <style:text-properties officeooo:rsid="003d9fed"/>
    </style:style>
    <style:style style:name="T20" style:family="text">
      <style:text-properties officeooo:rsid="003f5853"/>
    </style:style>
    <style:style style:name="T21" style:family="text">
      <style:text-properties officeooo:rsid="00406f8e"/>
    </style:style>
    <style:style style:name="T22" style:family="text">
      <style:text-properties officeooo:rsid="00468ddd"/>
    </style:style>
    <style:style style:name="T23" style:family="text">
      <style:text-properties officeooo:rsid="0047a8bb"/>
    </style:style>
    <style:style style:name="T24" style:family="text">
      <style:text-properties officeooo:rsid="00486f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lub Representatives <text:span text:style-name="T22">Use Cas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Name of Use Case:</text:p>
          </table:table-cell>
          <table:table-cell table:style-name="Table1.A1" table:number-columns-spanned="3" office:value-type="string">
            <text:p text:style-name="P28">Purchase tickets as Club Representativ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Heading">Created By:</text:p>
          </table:table-cell>
          <table:table-cell table:style-name="Table1.A1" office:value-type="string">
            <text:p text:style-name="P31">M. Hobby</text:p>
          </table:table-cell>
          <table:table-cell table:style-name="Table1.A1" office:value-type="string">
            <text:p text:style-name="Table_20_Heading">Last Updated By:</text:p>
          </table:table-cell>
          <table:table-cell table:style-name="Table1.A1" office:value-type="string">
            <text:p text:style-name="P31">M. Hobby</text:p>
          </table:table-cell>
        </table:table-row>
        <table:table-row>
          <table:table-cell table:style-name="Table1.A1" office:value-type="string">
            <text:p text:style-name="Table_20_Heading">Date Created:</text:p>
          </table:table-cell>
          <table:table-cell table:style-name="Table1.A1" office:value-type="string">
            <text:p text:style-name="P28">15/02/21</text:p>
          </table:table-cell>
          <table:table-cell table:style-name="Table1.A1" office:value-type="string">
            <text:p text:style-name="Table_20_Heading">Last Revision Date:</text:p>
          </table:table-cell>
          <table:table-cell table:style-name="Table1.A1" office:value-type="string">
            <text:p text:style-name="P31">18/02/2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trong_20_Emphasis">Description:</text:span></text:p>
          </table:table-cell>
          <table:table-cell table:style-name="Table1.A1" table:number-columns-spanned="3" office:value-type="string">
            <text:p text:style-name="P3">Club representative intends to purchase tickets for <text:span text:style-name="T5">a</text:span> showing for club members.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trong_20_Emphasis">Actors:</text:span></text:p>
          </table:table-cell>
          <table:table-cell table:style-name="Table1.A1" table:number-columns-spanned="3" office:value-type="string">
            <text:p text:style-name="P3">Club Representative, Payment Processor, <text:s/>System Admin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trong_20_Emphasis">Preconditions:</text:span></text:p>
          </table:table-cell>
          <table:table-cell table:style-name="Table1.A1" table:number-columns-spanned="3" office:value-type="string">
            <text:p text:style-name="Table_20_Contents">1. <text:span text:style-name="T1">Club is succesfully registered with Representative account created.</text:span></text:p>
            <text:p text:style-name="P11">2. Cub Representative is logged in succesfully.</text:p>
            <text:p text:style-name="P12"><text:span text:style-name="T5">3</text:span><text:span text:style-name="T3">. </text:span><text:span text:style-name="T5">At least one </text:span><text:span text:style-name="T10">f</text:span><text:span text:style-name="T3">uture showings </text:span><text:span text:style-name="T7">is</text:span><text:span text:style-name="T3"> available.</text:span></text:p>
            <text:p text:style-name="P12"><text:span text:style-name="T5">4</text:span><text:span text:style-name="T3">. </text:span><text:span text:style-name="T5">The showing</text:span><text:span text:style-name="T3"> </text:span><text:span text:style-name="T5">must have at </text:span><text:span text:style-name="T3">least 10 available tickets.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trong_20_Emphasis">Postconditions:</text:span></text:p>
          </table:table-cell>
          <table:table-cell table:style-name="Table1.A1" table:number-columns-spanned="3" office:value-type="string">
            <text:p text:style-name="Table_20_Contents">1. <text:span text:style-name="T1">Club Representative succesfully purchased tickets for the film.</text:span><text:line-break/>2. <text:span text:style-name="T1">System generates records for swipe device to recognize payment card.</text:span><text:line-break/>3. <text:span text:style-name="T1">System records &amp; updates information for that showing, reducing available seats accordi</text:span><text:span text:style-name="T4">ng to user selection.</text:span></text:p>
            <text:p text:style-name="P6">4. System will add amount of discounted tickets to account balance for club.</text:p>
            <text:p text:style-name="P13">5. System receives confirmation from payment processor.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trong_20_Emphasis">Flow:</text:span></text:p>
          </table:table-cell>
          <table:table-cell table:style-name="Table1.A1" table:number-columns-spanned="3" office:value-type="string">
            <text:p text:style-name="P14"><text:span text:style-name="T6">1. CR navigates to club film booking page.</text:span><text:line-break/><text:span text:style-name="T6">2</text:span>. <text:span text:style-name="T1">CR selects date &amp; time for </text:span><text:span text:style-name="T6">desired </text:span><text:span text:style-name="T1">showing</text:span><text:span text:style-name="T6">s.</text:span></text:p>
            <text:p text:style-name="P14"><text:span text:style-name="T6">3. System displays availabe showing for the time period.</text:span><text:line-break/>4. <text:span text:style-name="T1">CR selects showing from list of showing</text:span><text:span text:style-name="T6">s.</text:span></text:p>
            <text:p text:style-name="P14">5. <text:span text:style-name="T2">System displays film information </text:span><text:span text:style-name="T6">for selected showing.</text:span><text:line-break/>6. <text:span text:style-name="T2">CR selects quantity of tickets, must select at least 10.</text:span></text:p>
            <text:p text:style-name="P5"><text:span text:style-name="T2">7. CR approves the booking.</text:span><text:line-break/><text:span text:style-name="T2">8</text:span>. <text:span text:style-name="T2">System applies club discount.</text:span><text:line-break/><text:span text:style-name="T2">9</text:span>. <text:span text:style-name="T2">System checks seats are available, </text:span><text:span text:style-name="T8">if available</text:span><text:span text:style-name="T2"> </text:span><text:span text:style-name="T8">processes the request.</text:span></text:p>
            <text:p text:style-name="P36">10. System sends club card details to the Payment Processor API.</text:p>
            <text:p text:style-name="P15"><text:span text:style-name="T8">11. Payment processor returns </text:span><text:span text:style-name="T9">successful transaction receipt.</text:span><text:line-break/><text:span text:style-name="T2">1</text:span><text:span text:style-name="T9">2</text:span>. <text:span text:style-name="T2">System records the booking </text:span><text:span text:style-name="T4">&amp; displays </text:span><text:span text:style-name="T9">outcome </text:span><text:span text:style-name="T4">message to the user.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trong_20_Emphasis">Alternative Flows:</text:span></text:p>
          </table:table-cell>
          <table:table-cell table:style-name="Table1.A1" table:number-columns-spanned="3" office:value-type="string">
            <text:p text:style-name="P37">2. In step 11 of the normal flow, if the payment proccessor returns failure state:</text:p>
            <text:p text:style-name="P16">     1.<text:span text:style-name="T8"> </text:span><text:span text:style-name="T9">System stores failed transaction &amp; cancels the booking.</text:span></text:p>
            <text:p text:style-name="P18">     <text:span text:style-name="T9">2</text:span>. <text:span text:style-name="T9">Display message to the user and ask them to rebook, </text:span></text:p>
            <text:p text:style-name="P18"><text:span text:style-name="T11">     </text:span><text:span text:style-name="T12">3. System </text:span><text:span text:style-name="T9">resume</text:span><text:span text:style-name="T12">s</text:span><text:span text:style-name="T9"> at step 5</text:span><text:span text:style-name="T8">.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trong_20_Emphasis">Exceptions:</text:span></text:p>
          </table:table-cell>
          <table:table-cell table:style-name="Table1.A1" table:number-columns-spanned="3" office:value-type="string">
            <text:p text:style-name="P16"><text:span text:style-name="T2">1</text:span>. In step <text:span text:style-name="T2">3</text:span> of the normal flow, <text:span text:style-name="T2">if user selects date with no showings:</text:span><text:line-break/>     1.<text:span text:style-name="T8"> Display error message that no showings are available.</text:span><text:line-break/>     2. <text:span text:style-name="T8">Return user to select another date/time, resume at step 2.</text:span></text:p>
            <text:p text:style-name="P16"><text:span text:style-name="T9">2</text:span><text:span text:style-name="T8">.</text:span> In step <text:span text:style-name="T2">9</text:span> of the normal flow, <text:span text:style-name="T2">if there are not enough seats available the system will:</text:span></text:p>
            <text:p text:style-name="P17">     1. <text:span text:style-name="T2">Cancel the requested booking.</text:span><text:line-break/>     2. <text:span text:style-name="T2">Display message to the user and ask them to rebook.</text:span><text:line-break/>     3. <text:span text:style-name="T2">Display </text:span><text:span text:style-name="T8">other</text:span><text:span text:style-name="T2"> showings for the date, </text:span><text:span text:style-name="T8">resume at step 5.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trong_20_Emphasis">Requirements:</text:span></text:p>
          </table:table-cell>
          <table:table-cell table:style-name="Table1.A1" table:number-columns-spanned="3" office:value-type="string">
            <text:p text:style-name="P7"><text:span text:style-name="T10">F</text:span>unctional <text:span text:style-name="T10">Requirements:</text:span></text:p>
            <text:p text:style-name="P8">     <text:span text:style-name="T10">1</text:span>. <text:span text:style-name="T10">Clubs able to purchase ticket blocks and pay for tickets in account</text:span><text:span text:style-name="T8">.</text:span></text:p>
            <text:p text:style-name="P7"><text:span text:style-name="T10">N</text:span>on-<text:span text:style-name="T10">F</text:span>unctional <text:span text:style-name="T10">Requirements:</text:span></text:p>
            <text:p text:style-name="P8">     <text:span text:style-name="T10">1</text:span>. <text:span text:style-name="T10">System must suppport 300 seat capacity</text:span><text:span text:style-name="T8">.</text:span></text:p>
            <text:p text:style-name="P8">     <text:span text:style-name="T10">2</text:span>. <text:span text:style-name="T10">System must suppport 2500 bookings every day</text:span><text:span text:style-name="T8">.</text:span></text:p>
            <text:p text:style-name="P8">     <text:span text:style-name="T10">3</text:span>. <text:span text:style-name="T10">System must respond in less than 1 second.</text:span></text:p>
            <text:p text:style-name="P8">     <text:span text:style-name="T10">4</text:span>. <text:span text:style-name="T10">System must handle 10 simultaneous requests per minite.</text:span></text:p>
            <text:p text:style-name="P8">     5. <text:span text:style-name="T10">S</text:span>ystem <text:span text:style-name="T10">must</text:span> be available for 24 hours a day, 365 days of the year. <text:s/></text:p>
          </table:table-cell>
          <table:covered-table-cell/>
          <table:covered-table-cell/>
        </table:table-row>
      </table:table>
      <text:h text:style-name="P39" text:outline-level="3">General <text:span text:style-name="T23">Use Case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3">Name of Use Case:</text:p>
          </table:table-cell>
          <table:table-cell table:style-name="Table2.A1" table:number-columns-spanned="3" office:value-type="string">
            <text:p text:style-name="P30">User login <text:span text:style-name="T13">process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33">Created By:</text:p>
          </table:table-cell>
          <table:table-cell table:style-name="Table2.A1" office:value-type="string">
            <text:p text:style-name="P32">M. Hobby</text:p>
          </table:table-cell>
          <table:table-cell table:style-name="Table2.A1" office:value-type="string">
            <text:p text:style-name="P33">Last Updated By:</text:p>
          </table:table-cell>
          <table:table-cell table:style-name="Table2.A1" office:value-type="string">
            <text:p text:style-name="P32">M. Hobby</text:p>
          </table:table-cell>
        </table:table-row>
        <table:table-row>
          <table:table-cell table:style-name="Table2.A1" office:value-type="string">
            <text:p text:style-name="P33">Date Created:</text:p>
          </table:table-cell>
          <table:table-cell table:style-name="Table2.A1" office:value-type="string">
            <text:p text:style-name="P29">15/02/21</text:p>
          </table:table-cell>
          <table:table-cell table:style-name="Table2.A1" office:value-type="string">
            <text:p text:style-name="P33">Last Revision Date:</text:p>
          </table:table-cell>
          <table:table-cell table:style-name="Table2.A1" office:value-type="string">
            <text:p text:style-name="P32">18/02/21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0"><text:span text:style-name="Strong_20_Emphasis">Description:</text:span></text:p>
          </table:table-cell>
          <table:table-cell table:style-name="Table2.A1" table:number-columns-spanned="3" office:value-type="string">
            <text:p text:style-name="P19">User intends to login to already registered account with details.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0"><text:span text:style-name="Strong_20_Emphasis"><text:span text:style-name="T14">Possible </text:span></text:span><text:span text:style-name="Strong_20_Emphasis">Actors:</text:span></text:p>
          </table:table-cell>
          <table:table-cell table:style-name="Table2.A1" table:number-columns-spanned="3" office:value-type="string">
            <text:p text:style-name="P4">Club Representative, <text:span text:style-name="T14">Employee, Student, Cinema Managers.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0"><text:span text:style-name="Strong_20_Emphasis">Preconditions:</text:span></text:p>
          </table:table-cell>
          <table:table-cell table:style-name="Table2.A1" table:number-columns-spanned="3" office:value-type="string">
            <text:p text:style-name="P20">1. <text:span text:style-name="T15">User is already registered with the system.</text:span></text:p>
            <text:p text:style-name="P22">2. User must be at the login page.</text:p>
            <text:p text:style-name="P21">2. System must be available &amp; accepting user connections.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0"><text:span text:style-name="Strong_20_Emphasis">Postconditions:</text:span></text:p>
          </table:table-cell>
          <table:table-cell table:style-name="Table2.A1" table:number-columns-spanned="3" office:value-type="string">
            <text:p text:style-name="P23">1. <text:span text:style-name="T16">User is succesfully loged in to the system.</text:span><text:line-break/>2. <text:span text:style-name="T16">System records and updates the user is loged in.</text:span></text:p>
            <text:p text:style-name="P23">3. <text:span text:style-name="T16">User is redirected to the dashboard / bookings page.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0"><text:span text:style-name="Strong_20_Emphasis">Flow:</text:span></text:p>
          </table:table-cell>
          <table:table-cell table:style-name="Table2.A1" table:number-columns-spanned="3" office:value-type="string">
            <text:p text:style-name="P23">1. <text:span text:style-name="T16">User inputs </text:span><text:span text:style-name="T18">unique ID</text:span><text:span text:style-name="T17"> and password into login page.</text:span></text:p>
            <text:p text:style-name="P23">2. <text:span text:style-name="T1">System validates credentials, </text:span><text:span text:style-name="T19">approving correct user credentials.</text:span><text:line-break/>3. <text:span text:style-name="T20">User is redirected to the appropriate page.</text:span></text:p>
            <text:p text:style-name="P25">4. User can now access login specific protected pages.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0"><text:span text:style-name="Strong_20_Emphasis">Alternative Flows:</text:span></text:p>
          </table:table-cell>
          <table:table-cell table:style-name="Table2.A1" table:number-columns-spanned="3" office:value-type="string">
            <text:p text:style-name="P10"><text:span text:style-name="T20">1</text:span>. In step <text:span text:style-name="T20">3</text:span> of the normal flow, <text:span text:style-name="T20">depending on the user type redirection will lead to one of the several pages</text:span><text:span text:style-name="T2">:</text:span></text:p>
            <text:p text:style-name="P10">     1. <text:span text:style-name="T20">If user is Student, redirect to bookings page.</text:span><text:line-break/>     2. <text:span text:style-name="T20">If user is Club Representative, redirect to block bookings page.</text:span><text:line-break/>     3. <text:span text:style-name="T20">If user is Employee, redirect to receive bookings / .</text:span></text:p>
            <text:p text:style-name="P24">     <text:span text:style-name="T20">4</text:span>. <text:span text:style-name="T20">If user is Account manager, redirect to add / remove club </text:span><text:span text:style-name="T21">reps</text:span><text:span text:style-name="T20"> page.</text:span></text:p>
            <text:p text:style-name="P24">     <text:span text:style-name="T20">5</text:span>. <text:span text:style-name="T20">If user is Cinema manager, redirect to administrator dashboard.</text:span></text:p>
            <text:p text:style-name="P25">Resume at 4 of normal flow.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0"><text:span text:style-name="Strong_20_Emphasis">Exceptions:</text:span></text:p>
          </table:table-cell>
          <table:table-cell table:style-name="Table2.A1" table:number-columns-spanned="3" office:value-type="string">
            <text:p text:style-name="P35"><text:span text:style-name="T2">1. </text:span>In step <text:span text:style-name="T19">2</text:span> of the normal flow, <text:span text:style-name="T2">if the login credentials provided are incorrect the system will:</text:span></text:p>
            <text:p text:style-name="P24">     1. <text:span text:style-name="T2">Decline the user login, stating incorrect </text:span><text:span text:style-name="T19">unique ID</text:span><text:span text:style-name="T2"> </text:span><text:span text:style-name="T19">or</text:span><text:span text:style-name="T2"> password</text:span><text:line-break/>     2. <text:span text:style-name="T2">Prompt the user to </text:span><text:span text:style-name="T19">try again, resume at step 1.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0"><text:span text:style-name="Strong_20_Emphasis">Requirements:</text:span></text:p>
          </table:table-cell>
          <table:table-cell table:style-name="Table2.A1" table:number-columns-spanned="3" office:value-type="string">
            <text:p text:style-name="P9"><text:span text:style-name="T21">F</text:span>unctional <text:span text:style-name="T21">Requirements: </text:span></text:p>
            <text:p text:style-name="P9"><text:span text:style-name="T21">1. </text:span>Employees must have credentials. <text:span text:style-name="T24">8, 12, 2, 1</text:span></text:p>
            <text:p text:style-name="P9"><text:span text:style-name="T21">2. Students</text:span> must have credentials.</text:p>
            <text:p text:style-name="P9"><text:span text:style-name="T21">3. Club Representatives</text:span> must have credentials.</text:p>
            <text:p text:style-name="P9"><text:span text:style-name="T21">N</text:span>on-<text:span text:style-name="T21">F</text:span>unctional <text:span text:style-name="T21">Requirements:</text:span></text:p>
            <text:p text:style-name="P26">1. System must be capable of dealing with at least 2,500 logins in any day.</text:p>
            <text:p text:style-name="P38">2. System must provide an understandable user interface for UK and international students, &amp; visual impairments such as colour blindness. </text:p>
            <text:p text:style-name="P27">3. System login functionality must be available for 24 hours a day, 365 days of the year. </text:p>
          </table:table-cell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7:59:02.271049192</meta:creation-date>
    <dc:date>2021-02-19T04:44:07.605985177</dc:date>
    <meta:editing-duration>PT5H24M37S</meta:editing-duration>
    <meta:editing-cycles>26</meta:editing-cycles>
    <meta:generator>LibreOffice/6.4.6.2$Linux_X86_64 LibreOffice_project/40$Build-2</meta:generator>
    <meta:document-statistic meta:table-count="2" meta:image-count="0" meta:object-count="0" meta:page-count="2" meta:paragraph-count="93" meta:word-count="778" meta:character-count="4807" meta:non-whitespace-character-count="4012"/>
  </office:meta>
</office:document-meta>
</file>